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sorComponentDefinition.buildDescription( BeanReference adviceReference , BeanReference pointcut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visorComponent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ComponentDefinition.AdvisorComponentDefinition( String advisorBeanName , BeanDefinition advisor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ComponentDefinition.getBean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ComponentDefini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ComponentDefinition.get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ComponentDefinition.AdvisorComponentDefinition( String advisorBeanName , BeanDefinition advisorDefinition , @ Nullable BeanDefinition pointcut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dvisorComponentDefinition.buildDescription( BeanReference adviceReference , BeanDefinition pointcu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visorComponentDefini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